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ubtitle">
      <style:text-properties officeooo:paragraph-rsid="001e6d6c"/>
    </style:style>
    <style:style style:name="P2" style:family="paragraph" style:parent-style-name="Text_20_body">
      <style:text-properties officeooo:paragraph-rsid="001e6d6c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1e6d6c" officeooo:paragraph-rsid="002c24ef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officeooo:rsid="001e6d6c" officeooo:paragraph-rsid="002c24ef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officeooo:rsid="001e6d6c" officeooo:paragraph-rsid="002bb18a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1e6d6c" officeooo:paragraph-rsid="002d9ee3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1e6d6c"/>
    </style:style>
    <style:style style:name="P8" style:family="paragraph" style:parent-style-name="Text_20_body" style:list-style-name="L2">
      <style:text-properties officeooo:rsid="001e6d6c" officeooo:paragraph-rsid="002e0865"/>
    </style:style>
    <style:style style:name="T1" style:family="text">
      <style:text-properties officeooo:rsid="0029abf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" text:bullet-char="◦">
        <style:list-level-properties text:space-before="0.7882in" text:min-label-width="0.1965in"/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space-before="1.2807in" text:min-label-width="0.1965in"/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nco de Dados I</text:p>
      <text:p text:style-name="P1">Wladmir Cardoso Brandao</text:p>
      <text:p text:style-name="P2"/>
      <text:h text:style-name="Heading_20_1" text:outline-level="1">Hands-On 0<text:span text:style-name="T1">4</text:span></text:h>
      <text:p text:style-name="Text_20_body"/>
      <text:list xml:id="list2350953180" text:style-name="L1">
        <text:list-item>
          <text:p text:style-name="P3">Projetar o primeiro nome e o último nome dos atores de sexo feminino.<text:line-break/><text:line-break/>A = σ gender = 'F' ( actors )</text:p>
          <text:p text:style-name="P3">π first_name, last_name ( A )<text:line-break/></text:p>
        </text:list-item>
        <text:list-item text:style-override="L2">
          <text:p text:style-name="P4">Projetar o nome dos filmes com ano superior à 1999.<text:line-break/><text:line-break/>A = σ year &gt; 1999 ( movies )</text:p>
          <text:p text:style-name="P4">π name ( A )<text:line-break/></text:p>
        </text:list-item>
        <text:list-item text:style-override="L2">
          <text:p text:style-name="P5">Projetar o nome do filme e o nome do diretor de cada filme.</text:p>
          <text:p text:style-name="P5"><text:line-break/>X = ρ idMovie ← id ( movies )</text:p>
          <text:p text:style-name="P5">A = X ⨝ idMovie = movie_id movies_directors</text:p>
          <text:p text:style-name="P5">B = A ⨝ director_id = id directors</text:p>
          <text:p text:style-name="P5">π name, first_name, last_name ( B )<text:line-break/></text:p>
        </text:list-item>
        <text:list-item text:style-override="L2">
          <text:p text:style-name="P6">Projetar o nome do filme, nome do ator e o papel que cada ator teve no filme para filmes com ranking acima da nota 6.<text:line-break/><text:line-break/>Y = σ rank &gt; 6 ( movies )</text:p>
          <text:p text:style-name="P6">X = ρ idMovie ← id ( Y )</text:p>
          <text:p text:style-name="P6">A = X ⨝ idMovie = movie_id roles</text:p>
          <text:p text:style-name="P6">B = A ⨝ actor_id = id actors</text:p>
          <text:p text:style-name="P6">π name, first_name, last_name, role ( B )<text:line-break/></text:p>
        </text:list-item>
        <text:list-item text:style-override="L2">
          <text:p text:style-name="P6">Projetar o nome do diretor e o número de filmes que cada diretor dirigiu.</text:p>
          <text:p text:style-name="P6"/>
          <text:p text:style-name="P6">A = γ director_id;count(movie_id) → Total ( movies_directors )</text:p>
          <text:p text:style-name="P6">B = A ⨝ director_id = id directors</text:p>
          <text:p text:style-name="P6">π first_name, last_name, Total ( B )<text:line-break/></text:p>
        </text:list-item>
        <text:list-item text:style-override="L2">
          <text:p text:style-name="P7"><text:soft-page-break/>Projetar o gênero e o número de filmes de cada gênero.<text:line-break/><text:line-break/>γ genre; count(movie_id) → Total ( movies_genres )<text:line-break/></text:p>
        </text:list-item>
        <text:list-item text:style-override="L2">
          <text:p text:style-name="P8">Projetar o gênero, o ranking (nota) médio, mínimo e máximo dos filmes do gênero. <text:line-break/><text:line-break/>A = movies ⨝ id = movie_id movies_genres<text:line-break/>γ genre; avg(rank) → Medio, min(rank) → Minimo, max(rank) → Maximo ( A 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45:04.862555238</meta:creation-date>
    <dc:date>2025-10-02T01:15:58.953343529</dc:date>
    <meta:editing-duration>PT21M15S</meta:editing-duration>
    <meta:editing-cycles>5</meta:editing-cycles>
    <meta:generator>LibreOffice/25.8.1.1$Linux_X86_64 LibreOffice_project/580$Build-1</meta:generator>
    <meta:document-statistic meta:table-count="0" meta:image-count="0" meta:object-count="0" meta:page-count="2" meta:paragraph-count="23" meta:word-count="273" meta:character-count="1269" meta:non-whitespace-character-count="1013"/>
  </office:meta>
</office:document-meta>
</file>